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4.667cm" style:rel-column-width="58251*"/>
    </style:style>
    <style:style style:name="Table1.B" style:family="table-column">
      <style:table-column-properties style:column-width="1.834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5.5cm" style:rel-column-width="21845*"/>
    </style:style>
    <style:style style:name="Table3.B" style:family="table-column">
      <style:table-column-properties style:column-width="5.5cm" style:rel-column-width="21844*"/>
    </style:style>
    <style:style style:name="Table3.C" style:family="table-column">
      <style:table-column-properties style:column-width="5.5cm" style:rel-column-width="21846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8.25cm" style:rel-column-width="32767*"/>
    </style:style>
    <style:style style:name="Table4.B" style:family="table-column">
      <style:table-column-properties style:column-width="8.251cm" style:rel-column-width="32768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3.3cm" style:rel-column-width="13107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E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5.5cm" style:rel-column-width="21845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6.501cm" table:align="margins" style:writing-mode="lr-tb"/>
    </style:style>
    <style:style style:name="Table7.A" style:family="table-column">
      <style:table-column-properties style:column-width="5.5cm" style:rel-column-width="21845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6.501cm" table:align="margins" style:writing-mode="lr-tb"/>
    </style:style>
    <style:style style:name="Table8.A" style:family="table-column">
      <style:table-column-properties style:column-width="5.5cm" style:rel-column-width="21845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16.501cm" table:align="margins" style:writing-mode="lr-tb"/>
    </style:style>
    <style:style style:name="Table9.A" style:family="table-column">
      <style:table-column-properties style:column-width="2.062cm" style:rel-column-width="8191*"/>
    </style:style>
    <style:style style:name="Table9.H" style:family="table-column">
      <style:table-column-properties style:column-width="2.064cm" style:rel-column-width="8198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H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6.501cm" table:align="margins" style:writing-mode="lr-tb"/>
    </style:style>
    <style:style style:name="Table10.A" style:family="table-column">
      <style:table-column-properties style:column-width="14.667cm" style:rel-column-width="58251*"/>
    </style:style>
    <style:style style:name="Table10.B" style:family="table-column">
      <style:table-column-properties style:column-width="1.834cm" style:rel-column-width="7284*"/>
    </style:style>
    <style:style style:name="Table10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1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3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fo:color="#00000a" style:font-name="Times New Roman3" fo:font-size="14pt" fo:language="ru" fo:country="RU" officeooo:rsid="00c25fe6" officeooo:paragraph-rsid="00c25fe6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Text_20_body_20_indent">
      <style:text-properties fo:color="#00000a" style:font-name="Times New Roman3" fo:font-size="14pt" fo:language="ru" fo:country="RU" officeooo:rsid="00c760e7" officeooo:paragraph-rsid="00c760e7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Text_20_body_20_indent">
      <style:text-properties officeooo:rsid="002be282" officeooo:paragraph-rsid="002be282"/>
    </style:style>
    <style:style style:name="P15" style:family="paragraph" style:parent-style-name="Text_20_body_20_indent">
      <style:text-properties officeooo:paragraph-rsid="002be282"/>
    </style:style>
    <style:style style:name="P16" style:family="paragraph" style:parent-style-name="Text_20_body_20_indent">
      <style:text-properties officeooo:paragraph-rsid="0092c96a"/>
    </style:style>
    <style:style style:name="P17" style:family="paragraph" style:parent-style-name="Text_20_body_20_indent">
      <style:text-properties officeooo:paragraph-rsid="0016ca53"/>
    </style:style>
    <style:style style:name="P18" style:family="paragraph" style:parent-style-name="Text_20_body_20_indent">
      <style:text-properties officeooo:rsid="009097ea" officeooo:paragraph-rsid="009097ea"/>
    </style:style>
    <style:style style:name="P19" style:family="paragraph" style:parent-style-name="Text_20_body_20_indent">
      <style:text-properties officeooo:paragraph-rsid="00ad7124"/>
    </style:style>
    <style:style style:name="P20" style:family="paragraph" style:parent-style-name="Text_20_body_20_indent">
      <style:text-properties fo:color="#000000" style:font-name="Times New Roman4" fo:font-size="14pt" officeooo:rsid="0057b875" officeooo:paragraph-rsid="009ef3f2" style:font-name-asian="Times New Roman4" style:font-size-asian="14pt" style:font-name-complex="Times New Roman4" style:font-size-complex="14pt"/>
    </style:style>
    <style:style style:name="P21" style:family="paragraph" style:parent-style-name="Text_20_body_20_indent">
      <style:text-properties fo:color="#000000" style:font-name="Times New Roman4" fo:font-size="14pt" officeooo:rsid="00b4a253" officeooo:paragraph-rsid="00b4a253" style:font-name-asian="Times New Roman4" style:font-size-asian="14pt" style:font-name-complex="Times New Roman4" style:font-size-complex="14pt"/>
    </style:style>
    <style:style style:name="P22" style:family="paragraph" style:parent-style-name="Text_20_body_20_indent">
      <style:text-properties officeooo:rsid="00b65e34" officeooo:paragraph-rsid="00b65e34"/>
    </style:style>
    <style:style style:name="P23" style:family="paragraph" style:parent-style-name="Text_20_body_20_indent">
      <style:text-properties officeooo:paragraph-rsid="00b78b4a"/>
    </style:style>
    <style:style style:name="P24" style:family="paragraph" style:parent-style-name="Text_20_body_20_indent">
      <style:text-properties officeooo:paragraph-rsid="00bae89c"/>
    </style:style>
    <style:style style:name="P25" style:family="paragraph" style:parent-style-name="Text_20_body_20_indent">
      <style:text-properties officeooo:rsid="00be72ad" officeooo:paragraph-rsid="00be72ad"/>
    </style:style>
    <style:style style:name="P26" style:family="paragraph" style:parent-style-name="Text_20_body_20_indent">
      <style:text-properties officeooo:rsid="00c19600" officeooo:paragraph-rsid="00c19600"/>
    </style:style>
    <style:style style:name="P27" style:family="paragraph" style:parent-style-name="Text_20_body_20_indent">
      <style:text-properties officeooo:rsid="00c760e7" officeooo:paragraph-rsid="00c760e7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text-properties officeooo:rsid="00b8877d" officeooo:paragraph-rsid="00b8877d"/>
    </style:style>
    <style:style style:name="P31" style:family="paragraph" style:parent-style-name="Table_20_Contents">
      <style:text-properties officeooo:rsid="00b88994" officeooo:paragraph-rsid="00b88994"/>
    </style:style>
    <style:style style:name="P32" style:family="paragraph" style:parent-style-name="Table_20_Contents">
      <style:text-properties officeooo:rsid="00bda1ac" officeooo:paragraph-rsid="00bda1ac"/>
    </style:style>
    <style:style style:name="P33" style:family="paragraph" style:parent-style-name="Table_20_Contents">
      <style:text-properties officeooo:rsid="00be72ad" officeooo:paragraph-rsid="00be72ad"/>
    </style:style>
    <style:style style:name="P34" style:family="paragraph" style:parent-style-name="Table_20_Contents">
      <style:text-properties officeooo:rsid="00bfe04b" officeooo:paragraph-rsid="00bfe04b"/>
    </style:style>
    <style:style style:name="P35" style:family="paragraph" style:parent-style-name="Table_20_Contents">
      <style:text-properties officeooo:rsid="00c19600" officeooo:paragraph-rsid="00c19600"/>
    </style:style>
    <style:style style:name="P36" style:family="paragraph" style:parent-style-name="Table_20_Contents">
      <style:text-properties officeooo:rsid="00c25fe6" officeooo:paragraph-rsid="00c25fe6"/>
    </style:style>
    <style:style style:name="P37" style:family="paragraph" style:parent-style-name="Table_20_Contents">
      <style:text-properties officeooo:rsid="00c56d18" officeooo:paragraph-rsid="00c56d18"/>
    </style:style>
    <style:style style:name="P38" style:family="paragraph" style:parent-style-name="Table_20_Contents">
      <style:text-properties officeooo:rsid="00c57854" officeooo:paragraph-rsid="00c57854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Таблица">
      <style:paragraph-properties fo:keep-with-next="always"/>
    </style:style>
    <style:style style:name="P4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style:font-size-asian="14pt" style:font-name-complex="Times New Roman5" style:font-size-complex="14pt"/>
    </style:style>
    <style:style style:name="P4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46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1" fo:font-size="14pt" style:font-size-asian="14pt" style:font-name-complex="Times New Roman5" style:font-size-complex="14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fo:language="ru" fo:country="RU" style:language-asian="en" style:country-asian="US" style:language-complex="ar" style:country-complex="SA"/>
    </style:style>
    <style:style style:name="T1" style:family="text">
      <style:text-properties style:font-name="Times New Roman1" fo:font-size="14pt" style:font-size-asian="14pt" style:font-name-complex="Times New Roman5" style:font-size-complex="14pt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15f9cf"/>
    </style:style>
    <style:style style:name="T4" style:family="text">
      <style:text-properties fo:language="en" fo:country="US" officeooo:rsid="00a878b1"/>
    </style:style>
    <style:style style:name="T5" style:family="text">
      <style:text-properties fo:language="en" fo:country="US" officeooo:rsid="00ce15fd"/>
    </style:style>
    <style:style style:name="T6" style:family="text">
      <style:text-properties fo:color="#00000a" style:font-name="Times New Roman3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7" style:family="text">
      <style:text-properties fo:color="#00000a" style:font-name="Times New Roman3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8" style:family="text">
      <style:text-properties fo:color="#00000a" style:font-name="Times New Roman3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9" style:family="text">
      <style:text-properties fo:color="#00000a" style:font-name="Times New Roman3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0" style:family="text">
      <style:text-properties fo:color="#00000a" style:font-name="Times New Roman3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fo:color="#00000a" style:font-name="Times New Roman3" fo:font-size="14pt" fo:language="ru" fo:country="RU" officeooo:rsid="00920dc5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fo:color="#00000a" style:font-name="Times New Roman3" fo:font-size="14pt" fo:language="ru" fo:country="RU" officeooo:rsid="00a878b1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color="#00000a" style:font-name="Times New Roman3" fo:font-size="14pt" fo:language="ru" fo:country="RU" officeooo:rsid="00aa2d30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fo:color="#00000a" style:font-name="Times New Roman3" fo:font-size="14pt" fo:language="ru" fo:country="RU" officeooo:rsid="00aa64f5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3" fo:font-size="14pt" fo:language="ru" fo:country="RU" officeooo:rsid="00bc021f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3" fo:font-size="14pt" fo:language="ru" fo:country="RU" officeooo:rsid="00bda1ac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3" fo:font-size="14pt" fo:language="ru" fo:country="RU" officeooo:rsid="00be72ad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style:font-name="Times New Roman3" fo:font-size="14pt" fo:language="ru" fo:country="RU" officeooo:rsid="00bae89c" style:font-name-asian="Calibri1" style:font-size-asian="11pt" style:language-asian="en" style:country-asian="US" style:font-size-complex="11pt" style:language-complex="ar" style:country-complex="SA"/>
    </style:style>
    <style:style style:name="T19" style:family="text">
      <style:text-properties fo:color="#00000a" style:font-name="Times New Roman3" fo:font-size="14pt" fo:language="ru" fo:country="RU" officeooo:rsid="00ce15fd" style:font-name-asian="Calibri1" style:font-size-asian="11pt" style:language-asian="en" style:country-asian="US" style:font-size-complex="11pt" style:language-complex="ar" style:country-complex="SA"/>
    </style:style>
    <style:style style:name="T20" style:family="text">
      <style:text-properties fo:color="#00000a" style:font-name="Times New Roman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21" style:family="text">
      <style:text-properties fo:color="#00000a" style:font-name="Times New Roman" fo:font-size="14pt" fo:language="ru" fo:country="RU" officeooo:rsid="00ab9967" style:font-name-asian="Calibri1" style:font-size-asian="11pt" style:language-asian="en" style:country-asian="US" style:font-size-complex="11pt" style:language-complex="ar" style:country-complex="SA"/>
    </style:style>
    <style:style style:name="T22" style:family="text">
      <style:text-properties fo:color="#00000a" style:font-name="Times New Roman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3" style:family="text">
      <style:text-properties fo:color="#00000a" style:font-name="Times New Roman" fo:font-size="14pt" fo:language="ru" fo:country="RU" fo:font-weight="normal" officeooo:rsid="00411f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4" style:family="text">
      <style:text-properties fo:color="#00000a" style:font-name="Times New Roman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5" style:family="text">
      <style:text-properties fo:color="#00000a" style:font-name="Times New Roman2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6" style:family="text">
      <style:text-properties fo:color="#00000a" style:font-name="Times New Roman2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7" style:family="text">
      <style:text-properties fo:color="#00000a" style:font-name="Times New Roman2" fo:font-size="14pt" fo:language="ru" fo:country="RU" fo:font-weight="normal" officeooo:rsid="0091bf36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8" style:family="text">
      <style:text-properties fo:color="#00000a" style:font-name="Times New Roman2" fo:font-size="14pt" fo:language="ru" fo:country="RU" fo:font-weight="normal" officeooo:rsid="00b2de78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9" style:family="text">
      <style:text-properties fo:color="#00000a" style:font-name="Times New Roman1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0" style:family="text">
      <style:text-properties fo:color="#00000a" style:font-name="Times New Roman1" fo:font-size="14pt" fo:language="ru" fo:country="RU" officeooo:rsid="008e043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1" style:family="text">
      <style:text-properties fo:color="#00000a" style:font-name="Times New Roman1" fo:font-size="14pt" fo:language="ru" fo:country="RU" officeooo:rsid="00a878b1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411ff5"/>
    </style:style>
    <style:style style:name="T34" style:family="text">
      <style:text-properties style:font-name="Times New Roman" officeooo:rsid="00ab9967"/>
    </style:style>
    <style:style style:name="T35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6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37" style:family="text">
      <style:text-properties officeooo:rsid="002eb67f"/>
    </style:style>
    <style:style style:name="T38" style:family="text">
      <style:text-properties officeooo:rsid="006a66e3"/>
    </style:style>
    <style:style style:name="T39" style:family="text">
      <style:text-properties officeooo:rsid="008ff275"/>
    </style:style>
    <style:style style:name="T40" style:family="text">
      <style:text-properties officeooo:rsid="00920dc5"/>
    </style:style>
    <style:style style:name="T41" style:family="text">
      <style:text-properties officeooo:rsid="0095e0eb"/>
    </style:style>
    <style:style style:name="T42" style:family="text">
      <style:text-properties officeooo:rsid="009ef3f2"/>
    </style:style>
    <style:style style:name="T43" style:family="text">
      <style:text-properties officeooo:rsid="00aa2d30"/>
    </style:style>
    <style:style style:name="T44" style:family="text">
      <style:text-properties officeooo:rsid="00ac135b"/>
    </style:style>
    <style:style style:name="T45" style:family="text">
      <style:text-properties officeooo:rsid="00b00bae"/>
    </style:style>
    <style:style style:name="T46" style:family="text">
      <style:text-properties officeooo:rsid="00b0f04d"/>
    </style:style>
    <style:style style:name="T47" style:family="text">
      <style:text-properties officeooo:rsid="00b5a037"/>
    </style:style>
    <style:style style:name="T48" style:family="text">
      <style:text-properties officeooo:rsid="00b78b4a"/>
    </style:style>
    <style:style style:name="T49" style:family="text">
      <style:text-properties officeooo:rsid="00bae89c"/>
    </style:style>
    <style:style style:name="T50" style:family="text">
      <style:text-properties officeooo:rsid="00c19600"/>
    </style:style>
    <style:style style:name="T51" style:family="text">
      <style:text-properties officeooo:rsid="00c39820"/>
    </style:style>
    <style:style style:name="T52" style:family="text">
      <style:text-properties officeooo:rsid="00c760e7"/>
    </style:style>
    <style:style style:name="T53" style:family="text">
      <style:text-properties officeooo:rsid="00c9f6fc"/>
    </style:style>
    <style:style style:name="T54" style:family="text">
      <style:text-properties officeooo:rsid="00cd3229"/>
    </style:style>
    <style:style style:name="T55" style:family="text">
      <style:text-properties officeooo:rsid="00ce15f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42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4">8</text:span></text:p>
      <text:p text:style-name="P5">по дисциплине: «Информатика»</text:p>
      <text:p text:style-name="P7"><text:span text:style-name="T29">«</text:span><text:span text:style-name="T30">Минимизация логических функций </text:span><text:span text:style-name="T31">методом Квайна-Мак-Класки</text:span><text:span text:style-name="T29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569712583" text:style-name="Outline">
        <text:list-item>
          <text:h text:style-name="P45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9</text:page-count><text:s/>с., <text:span text:style-name="T3">0</text:span> рис., <text:span text:style-name="T5">7</text:span> таблиц<text:span text:style-name="T2">ы</text:span>.</text:p>
      <text:p text:style-name="P17"><text:span text:style-name="T12">МЕТОД КВАЙНА-МАК-КЛАСКИ</text:span><text:span text:style-name="T11">, </text:span><text:span text:style-name="T12">ИМПЛИКАНТА</text:span><text:span text:style-name="T11">, </text:span><text:span text:style-name="T12">ПРОСТАЯ ИМПЛИКАНТА, </text:span><text:span text:style-name="T14">ЗАКОН ПОГЛАЩЕНИЯ, ЗАКОН СКЛЕИВАНИЯ</text:span></text:p>
      <text:p text:style-name="Text_20_body_20_indent">Объектом исследования явля<text:span text:style-name="T38">е</text:span>тся <text:span text:style-name="T40">метод </text:span><text:span text:style-name="T43">Квайна-Мак-Класки</text:span><text:span text:style-name="T40"> ми</text:span><text:span text:style-name="T43">н</text:span><text:span text:style-name="T40">имизации </text:span><text:span text:style-name="T13">логических функций</text:span><text:span text:style-name="T20">.</text:span></text:p>
      <text:p text:style-name="P16"><text:span text:style-name="T22">Цель работы — </text:span><text:span text:style-name="T23">и</text:span><text:span text:style-name="T22">зучить методы </text:span><text:span text:style-name="T24">метод Квайна-Мак-Класки минимизации логических функций</text:span><text:span text:style-name="T7">.</text:span></text:p>
      <text:p text:style-name="P14"><text:span text:style-name="T7">Р</text:span><text:span text:style-name="T6">абота проводится с использованием соответствующего математического аппарата.</text:span></text:p>
      <text:p text:style-name="P15"><text:span text:style-name="T8">Результат работы демонстрирует основн</text:span><text:span text:style-name="T9">ую суть и</text:span><text:span text:style-name="T8"> принципы </text:span><text:span text:style-name="T9">применения метода Квайна-Мак-Класки</text:span><text:span text:style-name="T8">.</text:span></text:p>
      <text:p text:style-name="P11">Область применения работы охватывает такие аспекты, <text:span text:style-name="T38">как</text:span> <text:span text:style-name="T38">упрощ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0">СОДЕРЖАНИЕ</text:p>
          </text:index-title>
          <text:p text:style-name="P39">РЕФЕРАТ<text:tab/>2</text:p>
          <text:p text:style-name="P39">ВВЕДЕНИЕ<text:tab/>4</text:p>
          <text:p text:style-name="P39">1 Этапы выполнения работы<text:tab/>5</text:p>
          <text:p text:style-name="P39">2. Ответы на контрольные вопросы.<text:tab/>8</text:p>
          <text:p text:style-name="P39">ЗАКЛЮЧЕНИЕ<text:tab/>9</text:p>
        </text:index-body>
      </text:table-of-content>
      <text:p text:style-name="P8"/>
      <text:list xml:id="list184453056861021" text:continue-numbering="true" text:style-name="Outline">
        <text:list-item>
          <text:h text:style-name="P46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32">Цель работы — </text:span><text:span text:style-name="T33">и</text:span><text:span text:style-name="T32">зучить метод </text:span><text:span text:style-name="T34">Квайна-Мак-Класки</text:span><text:span text:style-name="T32"> </text:span><text:span text:style-name="T21">минимизации логических функций.</text:span></text:p>
      <text:p text:style-name="Text_20_body_20_indent">Задание на работу:</text:p>
      <text:p text:style-name="P19"><text:span text:style-name="T44">Минимизировать логическую функцию</text:span><text:span text:style-name="T39"> (</text:span><text:span text:style-name="T41">1</text:span><text:span text:style-name="T39">) </text:span><text:span text:style-name="T44">методом Квайна-Мак-Класки</text:span><text:span text:style-name="T39">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3840684617472">
            <table:table-cell table:style-name="Table14.A1" office:value-type="string">
              <text:p text:style-name="P28"><draw:frame draw:style-name="fr2" draw:name="Object15" text:anchor-type="as-char" svg:y="-0.45cm" svg:width="8.214cm" svg:height="0.88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29">(<text:reference-mark-start text:name="функ"/><text:sequence text:ref-name="refText0" text:name="Text" text:formula="ooow:Text+1" style:num-format="1">1</text:sequence><text:reference-mark-end text:name="функ"/>)</text:p>
            </table:table-cell>
          </table:table-row>
        </table:table-header-rows>
      </table:table>
      <text:p text:style-name="P18"/>
      <text:list xml:id="list184453803249407" text:continue-numbering="true" text:style-name="Outline">
        <text:list-item>
          <text:h text:style-name="P48" text:outline-level="1"><text:bookmark-start text:name="__RefHeading___Toc643_3045786699"/>1 <text:span text:style-name="T37">Этапы в</text:span>ыполнени<text:span text:style-name="T45">я</text:span> работы<text:bookmark-end text:name="__RefHeading___Toc643_3045786699"/></text:h>
        </text:list-item>
      </text:list>
      <text:p text:style-name="Text_20_body_20_indent">1.1 Переведём наборы, на которых функция принимает истинное значение, в двоичную систему счисления без опускания нулей в старших разрядах (<text:span text:style-name="T47">2</text:span>).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3840713895696">
            <table:table-cell table:style-name="Table1.A1" office:value-type="string">
              <text:p text:style-name="P28"><draw:frame draw:style-name="fr1" draw:name="Object1" text:anchor-type="as-char" svg:y="-2.29cm" svg:width="2.812cm" svg:height="4.479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2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2">1.2 Представим функцию в СДНФ (3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3840714479296">
            <table:table-cell table:style-name="Table2.A1" office:value-type="string">
              <text:p text:style-name="P28"><draw:frame draw:style-name="fr1" draw:name="Object2" text:anchor-type="as-char" svg:y="-0.667cm" svg:width="12.501cm" svg:height="1.15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2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3"><text:span text:style-name="T48">1.3 Составим таблицу </text:span><text:span text:style-name="T17">начальных импликант</text:span><text:span text:style-name="T48"> разбивая их на группы по весу, см</text:span><text:span text:style-name="T55">отрите</text:span><text:span text:style-name="T48"> таблицу 1.</text:span></text:p>
      <text:p text:style-name="P41">Таблица <text:sequence text:ref-name="refТаблица0" text:name="Таблица" text:formula="ooow:Таблица+1" style:num-format="1">1</text:sequence>: Первая итерация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<text:span text:style-name="T49">Класс (ч</text:span>исло единиц<text:span text:style-name="T49">)</text:span></text:p>
          </table:table-cell>
          <table:table-cell table:style-name="Table3.A1" office:value-type="string">
            <text:p text:style-name="P30">Кубы</text:p>
          </table:table-cell>
          <table:table-cell table:style-name="Table3.C1" office:value-type="string">
            <text:p text:style-name="P30">Метки</text:p>
          </table:table-cell>
        </table:table-row>
        <table:table-row table:style-name="Table3.1"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00110</text:p>
          </table:table-cell>
          <table:table-cell table:style-name="Table3.C2" office:value-type="string">
            <text:p text:style-name="Table_20_Contents">*</text:p>
          </table:table-cell>
        </table:table-row>
        <table:table-row table:style-name="Table3.1"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1">01011</text:p>
            <text:p text:style-name="P31">01110</text:p>
            <text:p text:style-name="P31">10011</text:p>
            <text:p text:style-name="P31">10110</text:p>
          </table:table-cell>
          <table:table-cell table:style-name="Table3.C2" office:value-type="string">
            <text:p text:style-name="Table_20_Contents">*</text:p>
            <text:p text:style-name="Table_20_Contents">*</text:p>
            <text:p text:style-name="Table_20_Contents">*</text:p>
            <text:p text:style-name="Table_20_Contents">*</text:p>
          </table:table-cell>
        </table:table-row>
        <table:table-row table:style-name="Table3.1"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31">11011</text:p>
            <text:p text:style-name="P31">11110</text:p>
          </table:table-cell>
          <table:table-cell table:style-name="Table3.C2" office:value-type="string">
            <text:p text:style-name="Table_20_Contents">*</text:p>
            <text:p text:style-name="Table_20_Contents">*</text:p>
          </table:table-cell>
        </table:table-row>
      </table:table>
      <text:p text:style-name="P24"><text:span text:style-name="T49">1.4 Составим таблицы </text:span><text:span text:style-name="T15">объединения импликант соседних классов, см</text:span><text:span text:style-name="T19">отрите</text:span><text:span text:style-name="T15"> таблицы 2 и 3. </text:span><text:span text:style-name="T16">Здесь «Х» означает отличие наборов более, чем в 1-й переменной.</text:span></text:p>
      <text:p text:style-name="P41">Таблица <text:sequence text:ref-name="refТаблица1" text:name="Таблица" text:formula="ooow:Таблица+1" style:num-format="1">2</text:sequence>: Связка классов 2 и 3</text:p>
      <table:table table:name="Table4" table:style-name="Table4">
        <table:table-column table:style-name="Table4.A"/>
        <table:table-column table:style-name="Table4.B"/>
        <table:table-row table:style-name="TableLine93840693534800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32">00110</text:p>
          </table:table-cell>
        </table:table-row>
        <table:table-row table:style-name="TableLine93840714766752">
          <table:table-cell table:style-name="Table4.A2" office:value-type="string">
            <text:p text:style-name="P32">01011</text:p>
          </table:table-cell>
          <table:table-cell table:style-name="Table4.B2" office:value-type="string">
            <text:p text:style-name="P32">Х</text:p>
          </table:table-cell>
        </table:table-row>
        <table:table-row table:style-name="TableLine93840713860448">
          <table:table-cell table:style-name="Table4.A2" office:value-type="string">
            <text:p text:style-name="P32">01110</text:p>
          </table:table-cell>
          <table:table-cell table:style-name="Table4.B2" office:value-type="string">
            <text:p text:style-name="P32">0х110</text:p>
          </table:table-cell>
        </table:table-row>
        <table:table-row table:style-name="TableLine93840713860864">
          <table:table-cell table:style-name="Table4.A2" office:value-type="string">
            <text:p text:style-name="P32">10011</text:p>
          </table:table-cell>
          <table:table-cell table:style-name="Table4.B2" office:value-type="string">
            <text:p text:style-name="P32">Х</text:p>
          </table:table-cell>
        </table:table-row>
        <table:table-row table:style-name="TableLine93840713861584">
          <table:table-cell table:style-name="Table4.A2" office:value-type="string">
            <text:p text:style-name="P32">10110</text:p>
          </table:table-cell>
          <table:table-cell table:style-name="Table4.B2" office:value-type="string">
            <text:p text:style-name="P32">х0110</text:p>
          </table:table-cell>
        </table:table-row>
      </table:table>
      <text:p text:style-name="P41"><text:soft-page-break/>Таблица <text:sequence text:ref-name="refТаблица2" text:name="Таблица" text:formula="ooow:Таблица+1" style:num-format="1">3</text:sequence>: Связка классов 3 и 4</text:p>
      <table:table table:name="Table5" table:style-name="Table5">
        <table:table-column table:style-name="Table5.A" table:number-columns-repeated="5"/>
        <table:table-row table:style-name="TableLine93840690068288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3">01011</text:p>
          </table:table-cell>
          <table:table-cell table:style-name="Table5.A1" office:value-type="string">
            <text:p text:style-name="P33">01110</text:p>
          </table:table-cell>
          <table:table-cell table:style-name="Table5.A1" office:value-type="string">
            <text:p text:style-name="P33">10011</text:p>
          </table:table-cell>
          <table:table-cell table:style-name="Table5.E1" office:value-type="string">
            <text:p text:style-name="P33">10110</text:p>
          </table:table-cell>
        </table:table-row>
        <table:table-row table:style-name="TableLine93840713190416">
          <table:table-cell table:style-name="Table5.A2" office:value-type="string">
            <text:p text:style-name="P33">11011</text:p>
          </table:table-cell>
          <table:table-cell table:style-name="Table5.A2" office:value-type="string">
            <text:p text:style-name="P33">х1011</text:p>
          </table:table-cell>
          <table:table-cell table:style-name="Table5.A2" office:value-type="string">
            <text:p text:style-name="P33">Х</text:p>
          </table:table-cell>
          <table:table-cell table:style-name="Table5.A2" office:value-type="string">
            <text:p text:style-name="P33">1х011</text:p>
          </table:table-cell>
          <table:table-cell table:style-name="Table5.E2" office:value-type="string">
            <text:p text:style-name="P33">Х</text:p>
          </table:table-cell>
        </table:table-row>
        <table:table-row table:style-name="TableLine93840713192128">
          <table:table-cell table:style-name="Table5.A2" office:value-type="string">
            <text:p text:style-name="P33">11110</text:p>
          </table:table-cell>
          <table:table-cell table:style-name="Table5.A2" office:value-type="string">
            <text:p text:style-name="P33">Х</text:p>
          </table:table-cell>
          <table:table-cell table:style-name="Table5.A2" office:value-type="string">
            <text:p text:style-name="P33">х1110</text:p>
          </table:table-cell>
          <table:table-cell table:style-name="Table5.A2" office:value-type="string">
            <text:p text:style-name="P33">Х</text:p>
          </table:table-cell>
          <table:table-cell table:style-name="Table5.E2" office:value-type="string">
            <text:p text:style-name="P33">1х110</text:p>
          </table:table-cell>
        </table:table-row>
      </table:table>
      <text:p text:style-name="P25"><text:span text:style-name="T15">1.</text:span><text:span text:style-name="T10">5 Составляем вторую таблицу импликант, см</text:span><text:span text:style-name="T19">отрите</text:span><text:span text:style-name="T10"> таблицу 4.</text:span></text:p>
      <text:p text:style-name="P41">Таблица <text:sequence text:ref-name="refТаблица3" text:name="Таблица" text:formula="ooow:Таблица+1" style:num-format="1">4</text:sequence>: Вторая итерация</text:p>
      <table:table table:name="Table6" table:style-name="Table6">
        <table:table-column table:style-name="Table6.A" table:number-columns-repeated="3"/>
        <table:table-row table:style-name="TableLine93840696158144">
          <table:table-cell table:style-name="Table6.A1" office:value-type="string">
            <text:p text:style-name="P33">Класс</text:p>
          </table:table-cell>
          <table:table-cell table:style-name="Table6.A1" office:value-type="string">
            <text:p text:style-name="P33">Кубы</text:p>
          </table:table-cell>
          <table:table-cell table:style-name="Table6.C1" office:value-type="string">
            <text:p text:style-name="P33">Метки</text:p>
          </table:table-cell>
        </table:table-row>
        <table:table-row table:style-name="TableLine93840714308048">
          <table:table-cell table:style-name="Table6.A2" office:value-type="string">
            <text:p text:style-name="P33">2-3</text:p>
          </table:table-cell>
          <table:table-cell table:style-name="Table6.A2" office:value-type="string">
            <text:p text:style-name="P33">0х110</text:p>
            <text:p text:style-name="P33">х0110</text:p>
          </table:table-cell>
          <table:table-cell table:style-name="Table6.C2" office:value-type="string">
            <text:p text:style-name="Table_20_Contents">*</text:p>
            <text:p text:style-name="Table_20_Contents">*</text:p>
          </table:table-cell>
        </table:table-row>
        <table:table-row table:style-name="TableLine93840714309008">
          <table:table-cell table:style-name="Table6.A2" office:value-type="string">
            <text:p text:style-name="P33">3-4</text:p>
          </table:table-cell>
          <table:table-cell table:style-name="Table6.A2" office:value-type="string">
            <text:p text:style-name="P33">х1011</text:p>
            <text:p text:style-name="P33">х1110</text:p>
            <text:p text:style-name="P33">1х011</text:p>
            <text:p text:style-name="P33">1х110</text:p>
          </table:table-cell>
          <table:table-cell table:style-name="Table6.C2" office:value-type="string">
            <text:p text:style-name="Table_20_Contents">*</text:p>
            <text:p text:style-name="Table_20_Contents">*</text:p>
            <text:p text:style-name="Table_20_Contents">*</text:p>
            <text:p text:style-name="Table_20_Contents">*</text:p>
          </table:table-cell>
        </table:table-row>
      </table:table>
      <text:p text:style-name="P25"><text:span text:style-name="T10">1.6 </text:span><text:span text:style-name="T18">Составим таблицы </text:span><text:span text:style-name="T15">объединения импликант соседних классов, см</text:span><text:span text:style-name="T19">отрите</text:span><text:span text:style-name="T15"> таблицы </text:span><text:span text:style-name="T10">5</text:span><text:span text:style-name="T15"> и </text:span><text:span text:style-name="T10">6</text:span><text:span text:style-name="T15">.</text:span></text:p>
      <text:p text:style-name="P41">Таблица <text:sequence text:ref-name="refТаблица4" text:name="Таблица" text:formula="ooow:Таблица+1" style:num-format="1">5</text:sequence>: Связка классов 2-3 и 3-4</text:p>
      <table:table table:name="Table7" table:style-name="Table7">
        <table:table-column table:style-name="Table7.A" table:number-columns-repeated="3"/>
        <table:table-row table:style-name="TableLine93840695781824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4">0х110</text:p>
          </table:table-cell>
          <table:table-cell table:style-name="Table7.C1" office:value-type="string">
            <text:p text:style-name="Table_20_Contents">х011<text:span text:style-name="T50">0</text:span></text:p>
          </table:table-cell>
        </table:table-row>
        <table:table-row table:style-name="TableLine93840696648080">
          <table:table-cell table:style-name="Table7.A2" office:value-type="string">
            <text:p text:style-name="Table_20_Contents">х1011</text:p>
          </table:table-cell>
          <table:table-cell table:style-name="Table7.A2" office:value-type="string">
            <text:p text:style-name="Table_20_Contents">Х</text:p>
          </table:table-cell>
          <table:table-cell table:style-name="Table7.C2" office:value-type="string">
            <text:p text:style-name="P35">Х</text:p>
          </table:table-cell>
        </table:table-row>
        <table:table-row table:style-name="TableLine93840696649200">
          <table:table-cell table:style-name="Table7.A2" office:value-type="string">
            <text:p text:style-name="Table_20_Contents">х1110</text:p>
          </table:table-cell>
          <table:table-cell table:style-name="Table7.A2" office:value-type="string">
            <text:p text:style-name="Table_20_Contents">Х</text:p>
          </table:table-cell>
          <table:table-cell table:style-name="Table7.C2" office:value-type="string">
            <text:p text:style-name="P35">хх110</text:p>
          </table:table-cell>
        </table:table-row>
        <table:table-row table:style-name="TableLine93840696650000">
          <table:table-cell table:style-name="Table7.A2" office:value-type="string">
            <text:p text:style-name="Table_20_Contents">1х011</text:p>
          </table:table-cell>
          <table:table-cell table:style-name="Table7.A2" office:value-type="string">
            <text:p text:style-name="P35">Х</text:p>
          </table:table-cell>
          <table:table-cell table:style-name="Table7.C2" office:value-type="string">
            <text:p text:style-name="Table_20_Contents">Х</text:p>
          </table:table-cell>
        </table:table-row>
        <table:table-row table:style-name="TableLine93840691619840">
          <table:table-cell table:style-name="Table7.A2" office:value-type="string">
            <text:p text:style-name="Table_20_Contents">1х110</text:p>
          </table:table-cell>
          <table:table-cell table:style-name="Table7.A2" office:value-type="string">
            <text:p text:style-name="P35">хх110</text:p>
          </table:table-cell>
          <table:table-cell table:style-name="Table7.C2" office:value-type="string">
            <text:p text:style-name="Table_20_Contents">Х</text:p>
          </table:table-cell>
        </table:table-row>
      </table:table>
      <text:p text:style-name="P26"><text:span text:style-name="T16">1.</text:span><text:span text:style-name="T10">7 Составляем третью таблицу импликант, см</text:span><text:span text:style-name="T19">отрите</text:span><text:span text:style-name="T10"> таблицу 6.</text:span></text:p>
      <table:table table:name="Table8" table:style-name="Table8">
        <table:table-column table:style-name="Table8.A" table:number-columns-repeated="3"/>
        <table:table-row table:style-name="TableLine93840691621104">
          <table:table-cell table:style-name="Table8.A1" office:value-type="string">
            <text:p text:style-name="P36">Класс</text:p>
          </table:table-cell>
          <table:table-cell table:style-name="Table8.A1" office:value-type="string">
            <text:p text:style-name="P36">Кубы</text:p>
          </table:table-cell>
          <table:table-cell table:style-name="Table8.C1" office:value-type="string">
            <text:p text:style-name="P36">Метки</text:p>
          </table:table-cell>
        </table:table-row>
        <table:table-row table:style-name="TableLine93840619258256">
          <table:table-cell table:style-name="Table8.A2" office:value-type="string">
            <text:p text:style-name="P36">2-3-4</text:p>
          </table:table-cell>
          <table:table-cell table:style-name="Table8.A2" office:value-type="string">
            <text:p text:style-name="P36">х1011</text:p>
            <text:p text:style-name="P36">1х011</text:p>
            <text:p text:style-name="P36">хх110</text:p>
          </table:table-cell>
          <table:table-cell table:style-name="Table8.C2" office:value-type="string">
            <text:p text:style-name="Table_20_Contents">ПИ</text:p>
            <text:p text:style-name="P36">ПИ</text:p>
            <text:p text:style-name="P36">*</text:p>
          </table:table-cell>
        </table:table-row>
      </table:table>
      <text:p text:style-name="P12">Остался один класс. переходим к завершению метода Квайна-Мак-Класки.</text:p>
      <text:p text:style-name="P12">1.8 <text:span text:style-name="T51">Ищем минимальное покрытие истинных значений функции найденными импликантами, см</text:span><text:span text:style-name="T55">отрите</text:span><text:span text:style-name="T51"> таблицу 7.</text:span></text:p>
      <text:p text:style-name="P41">Таблица <text:sequence text:ref-name="refТаблица5" text:name="Таблица" text:formula="ooow:Таблица+1" style:num-format="1">6</text:sequence>: Покрытие импликант</text:p>
      <table:table table:name="Table9" table:style-name="Table9">
        <table:table-column table:style-name="Table9.A" table:number-columns-repeated="7"/>
        <table:table-column table:style-name="Table9.H"/>
        <table:table-row table:style-name="TableLine93840620500672"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37">00110</text:p>
          </table:table-cell>
          <table:table-cell table:style-name="Table9.A1" office:value-type="string">
            <text:p text:style-name="P37">01011</text:p>
          </table:table-cell>
          <table:table-cell table:style-name="Table9.A1" office:value-type="string">
            <text:p text:style-name="P37">01110</text:p>
          </table:table-cell>
          <table:table-cell table:style-name="Table9.A1" office:value-type="string">
            <text:p text:style-name="P37">10011</text:p>
          </table:table-cell>
          <table:table-cell table:style-name="Table9.A1" office:value-type="string">
            <text:p text:style-name="P37">10110</text:p>
          </table:table-cell>
          <table:table-cell table:style-name="Table9.A1" office:value-type="string">
            <text:p text:style-name="P37">11011</text:p>
          </table:table-cell>
          <table:table-cell table:style-name="Table9.H1" office:value-type="string">
            <text:p text:style-name="P37">11110</text:p>
          </table:table-cell>
        </table:table-row>
        <table:table-row table:style-name="TableLine93840689907136">
          <table:table-cell table:style-name="Table9.A2" office:value-type="string">
            <text:p text:style-name="P37">х1011</text:p>
          </table:table-cell>
          <table:table-cell table:style-name="Table9.A2" office:value-type="string">
            <text:p text:style-name="P38"/>
          </table:table-cell>
          <table:table-cell table:style-name="Table9.A2" office:value-type="string">
            <text:p text:style-name="P38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8">+</text:p>
          </table:table-cell>
          <table:table-cell table:style-name="Table9.H2" office:value-type="string">
            <text:p text:style-name="Table_20_Contents"/>
          </table:table-cell>
        </table:table-row>
        <table:table-row table:style-name="TableLine93840692021040">
          <table:table-cell table:style-name="Table9.A2" office:value-type="string">
            <text:p text:style-name="P37">1х011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8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8">+</text:p>
          </table:table-cell>
          <table:table-cell table:style-name="Table9.H2" office:value-type="string">
            <text:p text:style-name="Table_20_Contents"/>
          </table:table-cell>
        </table:table-row>
        <table:table-row table:style-name="TableLine93840692022480">
          <table:table-cell table:style-name="Table9.A2" office:value-type="string">
            <text:p text:style-name="P37">хх110</text:p>
          </table:table-cell>
          <table:table-cell table:style-name="Table9.A2" office:value-type="string">
            <text:p text:style-name="P38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8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8">+</text:p>
          </table:table-cell>
          <table:table-cell table:style-name="Table9.A2" office:value-type="string">
            <text:p text:style-name="Table_20_Contents"/>
          </table:table-cell>
          <table:table-cell table:style-name="Table9.H2" office:value-type="string">
            <text:p text:style-name="P38">+</text:p>
          </table:table-cell>
        </table:table-row>
      </table:table>
      <text:p text:style-name="P13">Ни одну импликанту вычеркнуть невозможно.</text:p>
      <text:p text:style-name="Text_20_body_20_indent"><text:soft-page-break/>1.9 Итоговый <text:span text:style-name="T53">в</text:span>ид минимизированной функции (<text:span text:style-name="T52">4</text:span>).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3840688954512">
            <table:table-cell table:style-name="Table10.A1" office:value-type="string">
              <text:p text:style-name="P28"><draw:frame draw:style-name="fr1" draw:name="Object3" text:anchor-type="as-char" svg:y="-0.45cm" svg:width="7.255cm" svg:height="0.58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0.A1" office:value-type="string">
              <text:p text:style-name="P2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7"/>
      <text:list xml:id="list184454430405879" text:continue-numbering="true" text:style-name="Outline">
        <text:list-item>
          <text:h text:style-name="P47" text:outline-level="1"><text:bookmark-start text:name="__RefHeading___Toc645_3045786699"/><text:span text:style-name="T54">2. </text:span>Ответы на контрольные вопросы.<text:bookmark-end text:name="__RefHeading___Toc645_3045786699"/></text:h>
        </text:list-item>
      </text:list>
      <text:p text:style-name="P20"><text:span text:style-name="T42">2.1 В каком виде должна быть представлена функция для </text:span>минимизации по методу Квайна—Мак-Класки?</text:p>
      <text:p text:style-name="P21">В СКНФ или СДНФ.</text:p>
      <text:p text:style-name="P20"><text:span text:style-name="T46">2.</text:span>2 Как в методе Квайна—Мак-Класки называются непоглощенные n-</text:p>
      <text:p text:style-name="P20">кубы?</text:p>
      <text:p text:style-name="P21">Простые импликанты.</text:p>
      <text:p text:style-name="P20"><text:span text:style-name="T46">2.</text:span>3 Какова особенность минимизации n-кубов в методе Квайна—Мак-Класки?</text:p>
      <text:p text:style-name="P21">Метод основан на законах поглощения и склеивания.</text:p>
      <text:p text:style-name="P20"><text:span text:style-name="T46">2.</text:span>4 Для чего в методе Квайна—Мак-Класки строится таблица покрытий?</text:p>
      <text:p text:style-name="P21">Для выбора оптимального набора простых импликант, покрывающих всю функцию.</text:p>
      <text:p text:style-name="P20"><text:span text:style-name="T46">2.</text:span>5 По какому принципу производится выбор подмножества простых импликант?</text:p>
      <text:p text:style-name="P21">Выбирается минимальное их количество, которое в комбинации эквивалентно исходной функции. Если таких наборов несколько, выбирается такой, в котором участвует меньше букв.</text:p>
      <text:p text:style-name="P20"><text:span text:style-name="T46">2.</text:span>6 В какой форме представляется результат минимизации по методу Квайна—Мак-Класки?</text:p>
      <text:p text:style-name="P21">В несовершенной, но по-прежнему либо конъюнктивной, либо дизъюнктивной.</text:p>
      <text:list xml:id="list184454158005659" text:continue-numbering="true" text:style-name="Outline">
        <text:list-item>
          <text:h text:style-name="P45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35">В ходе работы был</text:span><text:span text:style-name="T36">и</text:span><text:span text:style-name="T35"> изучены </text:span><text:span text:style-name="T27">принципы </text:span><text:span text:style-name="T28">применения</text:span><text:span text:style-name="T27"> метода </text:span><text:span text:style-name="T28">Квайна-Мак-Класки</text:span><text:span text:style-name="T25"> </text:span><text:span text:style-name="T27">минимизации логической</text:span><text:span text:style-name="T26"> функции</text:span><text:span text:style-name="T2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3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4" fo:font-family="'Times New Roman', 'Times New Roman PSMT'" style:font-family-generic="roman" fo:font-size="12pt" fo:language="ru" fo:country="RU" style:font-name-asian="Times New Roman4" style:font-family-asian="'Times New Roman', 'Times New Roman PSMT'" style:font-family-generic-asian="roman" style:font-size-asian="12pt" style:language-asian="en" style:country-asian="US" style:font-name-complex="Times New Roman4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Рисунок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30T18:44:52.308043851</dc:date>
    <meta:editing-cycles>412</meta:editing-cycles>
    <meta:editing-duration>P1DT3H40M14S</meta:editing-duration>
    <meta:generator>LibreOffice/6.4.7.2$Linux_X86_64 LibreOffice_project/40$Build-2</meta:generator>
    <meta:print-date>2021-11-23T19:09:09.991833485</meta:print-date>
    <meta:document-statistic meta:table-count="11" meta:image-count="0" meta:object-count="4" meta:page-count="9" meta:paragraph-count="175" meta:word-count="556" meta:character-count="3820" meta:non-whitespace-character-count="3410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n>6</mn>
              <mn>10</mn>
            </msub>
            <mo stretchy="false">=</mo>
            <msub>
              <mn>00110</mn>
              <mn>2</mn>
            </msub>
          </mrow>
        </mtd>
      </mtr>
      <mtr>
        <mtd>
          <mrow>
            <msub>
              <mn>11</mn>
              <mn>10</mn>
            </msub>
            <mo stretchy="false">=</mo>
            <msub>
              <mn>01011</mn>
              <mn>2</mn>
            </msub>
          </mrow>
        </mtd>
      </mtr>
      <mtr>
        <mtd>
          <mrow>
            <msub>
              <mn>14</mn>
              <mn>10</mn>
            </msub>
            <mo stretchy="false">=</mo>
            <msub>
              <mn>01110</mn>
              <mn>2</mn>
            </msub>
          </mrow>
        </mtd>
      </mtr>
      <mtr>
        <mtd>
          <mrow>
            <msub>
              <mn>19</mn>
              <mn>10</mn>
            </msub>
            <mo stretchy="false">=</mo>
            <msub>
              <mn>10011</mn>
              <mn>2</mn>
            </msub>
          </mrow>
        </mtd>
      </mtr>
      <mtr>
        <mtd>
          <mrow>
            <msub>
              <mn>22</mn>
              <mn>10</mn>
            </msub>
            <mo stretchy="false">=</mo>
            <msub>
              <mn>10110</mn>
              <mn>2</mn>
            </msub>
          </mrow>
        </mtd>
      </mtr>
      <mtr>
        <mtd>
          <mrow>
            <msub>
              <mn>27</mn>
              <mn>10</mn>
            </msub>
            <mo stretchy="false">=</mo>
            <msub>
              <mn>11011</mn>
              <mn>2</mn>
            </msub>
          </mrow>
        </mtd>
      </mtr>
      <mtr>
        <mtd>
          <mrow>
            <msub>
              <mn>30</mn>
              <mn>10</mn>
            </msub>
            <mo stretchy="false">=</mo>
            <msub>
              <mn>11110</mn>
              <mn>2</mn>
            </msub>
          </mrow>
        </mtd>
      </mtr>
    </mtable>
    <annotation encoding="StarMath 5.0">6_10=00110_2
newline
11_10=01011_2
newline
14_10=01110_2
newline
19_10=10011_2
newline
22_10=10110_2
newline
27_10=11011_2
newline
30_10=11110_2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  <mi>,</mi>
                    <mi>e</mi>
                  </mrow>
                </mrow>
                <mo fence="true" stretchy="false">)</mo>
              </mrow>
              <mo stretchy="false">=</mo>
              <mover accent="true">
                <mi>a</mi>
                <mo>¯</mo>
              </mover>
            </mrow>
            <mover accent="true">
              <mi>b</mi>
              <mo>¯</mo>
            </mover>
            <mi mathvariant="italic">cd</mi>
            <mrow>
              <mover accent="true">
                <mi>e</mi>
                <mo>¯</mo>
              </mover>
              <mo stretchy="false">∨</mo>
              <mover accent="true">
                <mi>a</mi>
                <mo>¯</mo>
              </mover>
            </mrow>
            <mi>b</mi>
            <mover accent="true">
              <mi>c</mi>
              <mo>¯</mo>
            </mover>
            <mrow>
              <mi mathvariant="italic">de</mi>
              <mo stretchy="false">∨</mo>
              <mover accent="true">
                <mi>a</mi>
                <mo>¯</mo>
              </mover>
            </mrow>
            <mi mathvariant="italic">bcd</mi>
            <mrow>
              <mover accent="true">
                <mi>e</mi>
                <mo>¯</mo>
              </mover>
              <mo stretchy="false">∨</mo>
              <mi>a</mi>
            </mrow>
            <mover accent="true">
              <mi>b</mi>
              <mo>¯</mo>
            </mover>
            <mover accent="true">
              <mi>c</mi>
              <mo>¯</mo>
            </mover>
            <mrow>
              <mi mathvariant="italic">de</mi>
              <mo stretchy="false">∨</mo>
              <mi>a</mi>
            </mrow>
            <mover accent="true">
              <mi>b</mi>
              <mo>¯</mo>
            </mover>
            <mi mathvariant="italic">cd</mi>
            <mrow>
              <mover accent="true">
                <mi>e</mi>
                <mo>¯</mo>
              </mover>
              <mo stretchy="false">∨</mo>
              <mrow/>
            </mrow>
          </mrow>
        </mtd>
      </mtr>
      <mtr>
        <mtd>
          <mrow>
            <mrow>
              <mrow/>
              <mo stretchy="false">∨</mo>
              <mi mathvariant="italic">ab</mi>
            </mrow>
            <mover accent="true">
              <mi>c</mi>
              <mo>¯</mo>
            </mover>
            <mrow>
              <mi mathvariant="italic">de</mi>
              <mo stretchy="false">∨</mo>
              <mi mathvariant="italic">abcd</mi>
            </mrow>
            <mover accent="true">
              <mi>e</mi>
              <mo>¯</mo>
            </mover>
          </mrow>
        </mtd>
      </mtr>
    </mtable>
    <annotation encoding="StarMath 5.0">f(a,b,c,d,e)=overline{a}overline{b}cd overline{e} or overline{a}b overline{c}de or overline{a}bcd overline{e} or a overline{b}overline{c}de or a overline{b}cd overline{e} or {}
newline
{} or ab overline{c}de or abcd overline{e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i>b</mi>
      </mrow>
      <mover accent="true">
        <mi>c</mi>
        <mo>¯</mo>
      </mover>
      <mrow>
        <mi mathvariant="italic">de</mi>
        <mo stretchy="false">∨</mo>
        <mi>a</mi>
      </mrow>
      <mover accent="true">
        <mi>c</mi>
        <mo>¯</mo>
      </mover>
      <mrow>
        <mi mathvariant="italic">de</mi>
        <mo stretchy="false">∨</mo>
        <mi mathvariant="italic">cd</mi>
      </mrow>
      <mover accent="true">
        <mi>e</mi>
        <mo>¯</mo>
      </mover>
    </mrow>
    <annotation encoding="StarMath 5.0">f(a,b,c,d,e)=b overline{c}de or a overline{c}de or cd overline{e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under>
          <mrow>
            <mrow/>
            <mo stretchy="false">∨</mo>
            <mrow/>
          </mrow>
          <mn>1</mn>
        </munder>
      </mrow>
      <mrow>
        <mo fence="true" stretchy="false">(</mo>
        <mrow>
          <mn>6,11,14,19,22,27,30</mn>
        </mrow>
        <mo fence="true" stretchy="false">)</mo>
      </mrow>
    </mrow>
    <annotation encoding="StarMath 5.0">f(a,b,c,d,e)= {{}or{}}csub{1}(6,11,14,19,22,27,30)</annotation>
  </semantics>
</math>
</file>